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417cm"/>
    </style:style>
    <style:style style:name="co3" style:family="table-column">
      <style:table-column-properties fo:break-before="auto" style:column-width="4.611cm"/>
    </style:style>
    <style:style style:name="co4" style:family="table-column">
      <style:table-column-properties fo:break-before="auto" style:column-width="16.016cm"/>
    </style:style>
    <style:style style:name="co5" style:family="table-column">
      <style:table-column-properties fo:break-before="auto" style:column-width="13.684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8" style:family="table-column">
      <style:table-column-properties fo:break-before="auto" style:column-width="4.389cm"/>
    </style:style>
    <style:style style:name="co9" style:family="table-column">
      <style:table-column-properties fo:break-before="auto" style:column-width="8.968cm"/>
    </style:style>
    <style:style style:name="co10" style:family="table-column">
      <style:table-column-properties fo:break-before="auto" style:column-width="8.274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7.303cm"/>
    </style:style>
    <style:style style:name="co14" style:family="table-column">
      <style:table-column-properties fo:break-before="auto" style:column-width="8.107cm"/>
    </style:style>
    <style:style style:name="co15" style:family="table-column">
      <style:table-column-properties fo:break-before="auto" style:column-width="2.364cm"/>
    </style:style>
    <style:style style:name="co16" style:family="table-column">
      <style:table-column-properties fo:break-before="auto" style:column-width="8.8cm"/>
    </style:style>
    <style:style style:name="co17" style:family="table-column">
      <style:table-column-properties fo:break-before="auto" style:column-width="11.714cm"/>
    </style:style>
    <style:style style:name="co18" style:family="table-column">
      <style:table-column-properties fo:break-before="auto" style:column-width="9.855cm"/>
    </style:style>
    <style:style style:name="co19" style:family="table-column">
      <style:table-column-properties fo:break-before="auto" style:column-width="22.648cm"/>
    </style:style>
    <style:style style:name="co20" style:family="table-column">
      <style:table-column-properties fo:break-before="auto" style:column-width="2.835cm"/>
    </style:style>
    <style:style style:name="co21" style:family="table-column">
      <style:table-column-properties fo:break-before="auto" style:column-width="10.522cm"/>
    </style:style>
    <style:style style:name="co22" style:family="table-column">
      <style:table-column-properties fo:break-before="auto" style:column-width="7.414cm"/>
    </style:style>
    <style:style style:name="co23" style:family="table-column">
      <style:table-column-properties fo:break-before="auto" style:column-width="3.944cm"/>
    </style:style>
    <style:style style:name="co24" style:family="table-column">
      <style:table-column-properties fo:break-before="auto" style:column-width="3.667cm"/>
    </style:style>
    <style:style style:name="co25" style:family="table-column">
      <style:table-column-properties fo:break-before="auto" style:column-width="7.108cm"/>
    </style:style>
    <style:style style:name="co26" style:family="table-column">
      <style:table-column-properties fo:break-before="auto" style:column-width="15.072cm"/>
    </style:style>
    <style:style style:name="co27" style:family="table-column">
      <style:table-column-properties fo:break-before="auto" style:column-width="2.891cm"/>
    </style:style>
    <style:style style:name="co28" style:family="table-column">
      <style:table-column-properties fo:break-before="auto" style:column-width="2.252cm"/>
    </style:style>
    <style:style style:name="co29" style:family="table-column">
      <style:table-column-properties fo:break-before="auto" style:column-width="5.692cm"/>
    </style:style>
    <style:style style:name="co30" style:family="table-column">
      <style:table-column-properties fo:break-before="auto" style:column-width="1.753cm"/>
    </style:style>
    <style:style style:name="co31" style:family="table-column">
      <style:table-column-properties fo:break-before="auto" style:column-width="1.081cm"/>
    </style:style>
    <style:style style:name="co32" style:family="table-column">
      <style:table-column-properties fo:break-before="auto" style:column-width="7.026cm"/>
    </style:style>
    <style:style style:name="co33" style:family="table-column">
      <style:table-column-properties fo:break-before="auto" style:column-width="10.245cm"/>
    </style:style>
    <style:style style:name="co34" style:family="table-column">
      <style:table-column-properties fo:break-before="auto" style:column-width="9.54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cc99" style:vertical-align="top"/>
    </style:style>
    <style:style style:name="ce3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99ccff" style:vertical-align="top"/>
    </style:style>
    <style:style style:name="T1" style:family="text">
      <style:text-properties style:text-position="super 58%"/>
    </style:style>
  </office:automatic-styles>
  <office:body>
    <office:spreadsheet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FR/CTS</text:p>
          </table:table-cell>
          <table:table-cell office:value-type="string">
            <text:p>Closed – Manual RFR/CTS</text:p>
          </table:table-cell>
          <table:table-cell office:value-type="string">
            <text:p>Create a new terminal on serial COM port with 'Manual 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Manual RFR/CTS</text:p>
          </table:table-cell>
          <table:table-cell office:value-type="string">
            <text:p>Start/open terminal</text:p>
          </table:table-cell>
          <table:table-cell office:value-type="string">
            <text:p>RFR is on and editable, CTS is shown and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losed – RFR/CTS</text:p>
          </table:table-cell>
          <table:table-cell office:value-type="string">
            <text:p>Create a second terminal looped back to the first with 'Hardware' flow control without opening it</text:p>
          </table:table-cell>
          <table:table-cell office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RFR/CTS</text:p>
          </table:table-cell>
          <table:table-cell office:value-type="string">
            <text:p>Start/open terminal</text:p>
          </table:table-cell>
          <table:table-cell office:value-type="string">
            <text:p>RFR and CTS are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and re-enable RFR and DTR</text:p>
          </table:table-cell>
          <table:table-cell office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flow control count</text:p>
          </table:table-cell>
          <table:table-cell office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CTS is off</text:p>
          </table:table-cell>
          <table:table-cell office:value-type="string">
            <text:p>Toggle RFR of first terminal</text:p>
          </table:table-cell>
          <table:table-cell office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RFR of first terminal</text:p>
          </table:table-cell>
          <table:table-cell office:value-type="string">
            <text:p>CT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 – None</text:p>
          </table:table-cell>
          <table:table-cell office:value-type="string">
            <text:p>Create a new terminal on serial COM port with 'None' flow control without opening it</text:p>
          </table:table-cell>
          <table:table-cell office:value-type="string">
            <text:p>IXS and O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 XOn/XOff</text:p>
          </table:table-cell>
          <table:table-cell office:value-type="string">
            <text:p>Set terminal to 'Manual 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how flow control count</text:p>
          </table:table-cell>
          <table:table-cell office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XOn/XOff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IXS and OXS states are shown, IXS is on, OXS is assumed to be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Hide XOn/XOff </text:p>
          </table:table-cell>
          <table:table-cell office:value-type="string">
            <text:p>Enable advanced settings to 'Hide XOn/XOff' for first terminal</text:p>
          </table:table-cell>
          <table:table-cell office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how XOn/XOff </text:p>
          </table:table-cell>
          <table:table-cell office:value-type="string">
            <text:p>Disable advanced settings to 'Hide XOn/XOff' for first terminal</text:p>
          </table:table-cell>
          <table:table-cell office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mbined</text:p>
          </table:table-cell>
          <table:table-cell office:value-type="string">
            <text:p>Combine both above</text:p>
          </table:table-cell>
          <table:table-cell office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utput Break State</text:p>
          </table:table-cell>
          <table:table-cell office:value-type="string">
            <text:p>Indicate OBS/IB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>
            <text:p>Terminal &gt; Settings... &gt; Advanced Settings...</text:p>
            <text:p><text:s text:c="41"/>&gt; Indicate break states</text:p>
            <text:p><text:s text:c="41"/>&gt; Output break can be modified</text:p>
          </table:table-cell>
          <table:table-cell office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office:value-type="string">
            <text:p>See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Modify OBS settings</text:p>
          </table:table-cell>
          <table:table-cell office:value-type="string">
            <text:p>First terminal:</text:p>
            <text:p>Terminal &gt; Settings... &gt; Advanced Settings...</text:p>
            <text:p><text:s text:c="41"/>&gt; No send while in OBS = No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et OBS manually</text:p>
          </table:table-cell>
          <table:table-cell office:value-type="string">
            <text:p>Set OBS by clicking on symbol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not sent, instead,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Reset OBS manually</text:p>
          </table:table-cell>
          <table:table-cell office:value-type="string">
            <text:p>Reset OBS by clicking on symbol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\!(OutputBreakOn)</text:p>
          </table:table-cell>
          <table:table-cell office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\!(OutputBreakOff)</text:p>
          </table:table-cell>
          <table:table-cell office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OBS by calling the according command</text:p>
          </table:table-cell>
          <table:table-cell office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et OBS by calling the according command</text:p>
          </table:table-cell>
          <table:table-cell office:value-type="string">
            <text:p>First terminal: OBS turns green and terminal gets connected agai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stays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first to second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No error messages appe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ToDo</text:p>
          </table:table-cell>
          <table:table-cell table:style-name="ce2" table:number-columns-repeated="2"/>
          <table:table-cell table:style-name="ce2" office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900/s (i.e. 9600 baud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t both terminals to 115200 bau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around 10000/s (i.e. 115200 baud)</text:p>
          </table:table-cell>
          <table:table-cell table:number-columns-repeated="1019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Continuous while opening</text:p>
          </table:table-cell>
          <table:table-cell office:value-type="string">
            <text:p>Start continuous mode on device</text:p>
          </table:table-cell>
          <table:table-cell/>
          <table:table-cell office:value-type="string">
            <text:p>SIR on RB ExBal Win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continuous mode on device</text:p>
          </table:table-cell>
          <table:table-cell/>
          <table:table-cell office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 without auto-reconnec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table:style-name="ce3"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Listening</text:p>
          </table:table-cell>
          <table:table-cell office:value-type="string">
            <text:p>Close client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client again</text:p>
          </table:table-cell>
          <table:table-cell office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client again</text:p>
          </table:table-cell>
          <table:table-cell office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tes</text:p>
          </table:table-cell>
          <table:table-cell office:value-type="string">
            <text:p>Tx/Rx byte/line rates</text:p>
          </table:table-cell>
          <table:table-cell office:value-type="string">
            <text:p>Create a new terminal on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"\!-SendFiles\Stress-2-Large.txt"</text:p>
          </table:table-cell>
          <table:table-cell office:value-type="string">
            <text:p>Byte rate must be 8000/s</text:p>
          </table:table-cell>
          <table:table-cell office:value-type="string">
            <text:p>Used to be 30000..40000 before refactoring...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Line rate must be 120/s</text:p>
          </table:table-cell>
          <table:table-cell table:style-name="Default"/>
          <table:table-cell table:number-columns-repeated="1018"/>
        </table:table-row>
        <table:table-row table:style-name="ro1" table:number-rows-repeated="6549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handling</text:p>
          </table:table-cell>
          <table:table-cell office:value-type="string">
            <text:p>Files on temporary storage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workspace and terminals onto a memory stick</text:p>
          </table:table-cell>
          <table:table-cell office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im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av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ave terminal again to the same file on the memory stick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implicitly changed settings</text:p>
          </table:table-cell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YAT exits without any warning or error message</text:p>
          </table:table-cell>
          <table:table-cell office:value-type="string">
            <text:p>Implicit settings are not immediately sav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lose on removed files on explicitly changed settings</text:p>
          </table:table-cell>
          <table:table-cell office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ubsequent start</text:p>
          </table:table-cell>
          <table:table-cell office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move memory stick</text:p>
          </table:table-cell>
          <table:table-cell office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explicit settings</text:p>
          </table:table-cell>
          <table:table-cell office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ancel</text:p>
          </table:table-cell>
          <table:table-cell office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A proper error message and the 'Save As...' dialog is shown</text:p>
          </table:table-cell>
          <table:table-cell office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No</text:p>
          </table:table-cell>
          <table:table-cell office:value-type="string">
            <text:p>YAT exits without any warning or error message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office:forms form:automatic-focus="false" form:apply-design-mode="false"/>
        <table:table-column table:style-name="co1" table:default-cell-style-name="ce1"/>
        <table:table-column table:style-name="co20" table:default-cell-style-name="ce1"/>
        <table:table-column table:style-name="co1" table:default-cell-style-name="ce1"/>
        <table:table-column table:style-name="co21" table:default-cell-style-name="ce1"/>
        <table:table-column table:style-name="co22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office:value-type="string"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ve YAT to a different location, if available to a different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Position and size are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ayout setting</text:p>
          </table:table-cell>
          <table:table-cell/>
          <table:table-cell office:value-type="string">
            <text:p>Create two terminals</text:p>
          </table:table-cell>
          <table:table-cell office:value-type="string">
            <text:p>Terminals are created cascad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hem vertically (Ctrl+Alt+V)</text:p>
          </table:table-cell>
          <table:table-cell office:value-type="string">
            <text:p>Terminals ge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still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one of the terminals</text:p>
          </table:table-cell>
          <table:table-cell office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office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ile terminals again vertically (Ctrl+Alt+V)</text:p>
          </table:table-cell>
          <table:table-cell office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size YAT</text:p>
          </table:table-cell>
          <table:table-cell office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YAT.Gui.Forms.Terminal" table:style-name="ta1" table:print="false">
        <office:forms form:automatic-focus="false" form:apply-design-mode="false"/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/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Edit</text:p>
          </table:table-cell>
          <table:table-cell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office:value-type="string">
            <text:p>Ensure that subsequent &lt;Enter&gt;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2 x &lt;Alt-Tab&gt; to switch to some other application and back to YAT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dit while closed</text:p>
          </table:table-cell>
          <table:table-cell office:value-type="string">
            <text:p>Stop the terminal</text:p>
          </table:table-cell>
          <table:table-cell office:value-type="string"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>
            <text:p>Modify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he terminal again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F-Shortcuts</text:p>
          </table:table-cell>
          <table:table-cell office:value-type="string">
            <text:p>&lt;F3&gt;</text:p>
          </table:table-cell>
          <table:table-cell office:value-type="string">
            <text:p>Command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trl-Shortcuts</text:p>
          </table:table-cell>
          <table:table-cell office:value-type="string">
            <text:p>&lt;Ctrl+A&gt;</text:p>
          </table:table-cell>
          <table:table-cell office:value-type="string">
            <text:p>Command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C&gt;</text:p>
          </table:table-cell>
          <table:table-cell office:value-type="string">
            <text:p>Command gets copied onto clipboard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Multi Line</text:p>
          </table:table-cell>
          <table:table-cell office:value-type="string">
            <text:p>Select "..."</text:p>
          </table:table-cell>
          <table:table-cell office:value-type="string">
            <text:p>'Multi Line Command' box opens</text:p>
            <text:p>Former command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multi lin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Ctrl+Enter&gt;</text:p>
          </table:table-cell>
          <table:table-cell office:value-type="string">
            <text:p>'Multi Line Command' box closes</text:p>
            <text:p>'Send Command' shows the comman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'Send Command (F3)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2 x &lt;Shift+Tab&gt; to move cursor back to the text fiel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Keep Command</text:p>
          </table:table-cell>
          <table:table-cell office:value-type="string">
            <text:p>&lt;Ctrl+Shift+K&gt;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>
            <text:p>&lt;Ctrl+Shift+K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>
            <text:p>Fill-in some new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2"/>
          <table:table-cell office:value-type="string">
            <text:p>Send Immediately</text:p>
          </table:table-cell>
          <table:table-cell table:style-name="ce3" office:value-type="string">
            <text:p>&lt;Ctrl+Shift+I&gt; to enable this option</text:p>
          </table:table-cell>
          <table:table-cell table:style-name="Default" office:value-type="string">
            <text:p>Command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able 'Show EOL'</text:p>
          </table:table-cell>
          <table:table-cell table:style-name="Default"/>
          <table:table-cell office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&lt;F3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Backspace&gt;</text:p>
          </table:table-cell>
          <table:table-cell office:value-type="string">
            <text:p>&lt;BS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Enter some characters</text:p>
          </table:table-cell>
          <table:table-cell office:value-type="string">
            <text:p>Characters are sent immediately</text:p>
          </table:table-cell>
          <table:table-cell office:value-type="string">
            <text:p>Ensure that characters are still sent properly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3">
          <table:table-cell table:number-columns-repeated="3"/>
          <table:table-cell table:style-name="ce3" office:value-type="string">
            <text:p>Press "Send EOL (F3)"</text:p>
          </table:table-cell>
          <table:table-cell office:value-type="string">
            <text:p>EOL is sent</text:p>
            <text:p>Line break is done</text:p>
          </table:table-cell>
          <table:table-cell office:value-type="string">
            <text:p>Ensure that &lt;Enter a command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" office:value-type="string">
            <text:p>&lt;Ctrl+Shift+I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EOL is sent</text:p>
          </table:table-cell>
          <table:table-cell office:value-type="string">
            <text:p>Ensure that command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3" office:value-type="string">
            <text:p>Fill-in some command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Default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number-columns-repeated="1020"/>
        </table:table-row>
        <table:table-row table:style-name="ro1">
          <table:table-cell/>
          <table:table-cell office:value-type="string">
            <text:p>Predefined Command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out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efine a predefined multi line command with a dedicated descri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predefined commands back and forth</text:p>
          </table:table-cell>
          <table:table-cell office:value-type="string">
            <text:p>Commands get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-Shortcuts</text:p>
          </table:table-cell>
          <table:table-cell office:value-type="string">
            <text:p>&lt;Shift+Fx&gt;</text:p>
          </table:table-cell>
          <table:table-cell office:value-type="string">
            <text:p>Commands get sent</text:p>
          </table:table-cell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Copy Predefind</text:p>
          </table:table-cell>
          <table:table-cell office:value-type="string">
            <text:p>&lt;Ctrl+Shift+P&gt;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</table:table-cell>
          <table:table-cell office:value-type="string">
            <text:p>Ensure that command is sent from the active terminal!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If cursor is not yet in "Send Command"</text:p>
            <text:p><text:s text:c="3"/>&lt;Alt+C&gt; to set cursor in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Modify the command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Shift+Fx&gt;</text:p>
          </table:table-cell>
          <table:table-cell office:value-type="string">
            <text:p>Command gets copied after send</text:p>
            <text:p>Cursor stays at end of text box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&lt;Enter&gt;</text:p>
          </table:table-cell>
          <table:table-cell office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&lt;Ctrl+Shift+P&gt;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ecent</text:p>
          </table:table-cell>
          <table:table-cell table:style-name="ce3" office:value-type="string">
            <text:p>&lt;Arrow-Down&gt; and &lt;Arrow-Up&gt;</text:p>
          </table:table-cell>
          <table:table-cell office:value-type="string">
            <text:p>Command changes among recents</text:p>
          </table:table-cell>
          <table:table-cell office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table:style-name="ce3" office:value-type="string">
            <text:p>&lt;Enter&gt;</text:p>
          </table:table-cell>
          <table:table-cell office:value-type="string">
            <text:p>Command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File</text:p>
          </table:table-cell>
          <table:table-cell/>
          <table:table-cell office:value-type="string">
            <text:p>Send "\!-SendFiles\Stress-2-Large.txt"</text:p>
          </table:table-cell>
          <table:table-cell office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Break sending</text:p>
          </table:table-cell>
          <table:table-cell office:value-type="string">
            <text:p>Breaks within reasonable time</text:p>
          </table:table-cell>
          <table:table-cell office:value-type="string">
            <text:p>Not yet possible, requires fixing bug #305 "Break doesn't break file sending"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Send "\!-SendFiles\Stress-1-Small.txt"</text:p>
          </table:table-cell>
          <table:table-cell office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3" office:value-type="string">
            <text:p>&lt;F4&gt;</text:p>
          </table:table-cell>
          <table:table-cell office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the steps "Predefined" above</text:p>
          </table:table-cell>
          <table:table-cell office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ext Line Breaks</text:p>
          </table:table-cell>
          <table:table-cell office:value-type="string">
            <text:p>Empty Lines</text:p>
          </table:table-cell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A\!(EOL)B\!(EOL)\!(EOL)C</text:p>
          </table:table-cell>
          <table:table-cell office:value-type="string">
            <text:p>A</text:p>
            <text:p>B</text:p>
            <text:p/>
            <text:p>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able 'Show EOL'</text:p>
          </table:table-cell>
          <table:table-cell office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able 'Show EOL'</text:p>
          </table:table-cell>
          <table:table-cell office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Terminal</text:p>
          </table:table-cell>
          <table:table-cell/>
          <table:table-cell office:value-type="string">
            <text:p>Create and start 2 AutoSockets as 'Binary' terminals which are interconnected to each other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>
            <text:p>Repeat the some of the steps above to ensure that binary works as wel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inary Line Breaks</text:p>
          </table:table-cell>
          <table:table-cell/>
          <table:table-cell office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both terminals to binary and enable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 commands back and forth</text:p>
          </table:table-cell>
          <table:table-cell office:value-type="string">
            <text:p>Line breaks work according to the settings</text:p>
          </table:table-cell>
          <table:table-cell office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 table:number-rows-repeated="65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Settings" table:style-name="ta1" table:print="false">
        <table:table-column table:style-name="co1" table:default-cell-style-name="ce1"/>
        <table:table-column table:style-name="co23" table:default-cell-style-name="ce1"/>
        <table:table-column table:style-name="co24" table:default-cell-style-name="ce1"/>
        <table:table-column table:style-name="co17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ttings Dialogs</text:p>
          </table:table-cell>
          <table:table-cell office:value-type="string">
            <text:p>Terminal Settings</text:p>
          </table:table-cell>
          <table:table-cell office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Text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Open the terminal settings again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hange to 'Binary'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Open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Binary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'Advanced'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he terminal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Log Settings</text:p>
          </table:table-cell>
          <table:table-cell office:value-type="string">
            <text:p>Open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log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Format Settings</text:p>
          </table:table-cell>
          <table:table-cell office:value-type="string">
            <text:p>Open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Preferences</text:p>
          </table:table-cell>
          <table:table-cell office:value-type="string">
            <text:p>Open the preference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Modify some settings</text:p>
          </table:table-cell>
          <table:table-cell office:value-type="string">
            <text:p>All fine</text:p>
          </table:table-cell>
          <table:table-cell office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Close the format settings</text:p>
          </table:table-cell>
          <table:table-cell office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1" table:default-cell-style-name="ce1"/>
        <table:table-column table:style-name="co27" table:default-cell-style-name="ce1"/>
        <table:table-column table:style-name="co28" table:default-cell-style-name="ce1"/>
        <table:table-column table:style-name="co17" table:default-cell-style-name="ce1"/>
        <table:table-column table:style-name="co29" table:default-cell-style-name="ce1"/>
        <table:table-column table:style-name="co30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g</text:p>
          </table:table-cell>
          <table:table-cell office:value-type="string">
            <text:p>Smoke-Test</text:p>
          </table:table-cell>
          <table:table-cell office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&lt;User&gt;\Documents' in Windows Explor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Begin</text:p>
          </table:table-cell>
          <table:table-cell office:value-type="string">
            <text:p>Log file is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lines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Log &gt; End</text:p>
          </table:table-cell>
          <table:table-cell office:value-type="string">
            <text:p>Log file contains transmitted lines</text:p>
          </table:table-cell>
          <table:table-cell table:number-columns-repeated="1019"/>
        </table:table-row>
        <table:table-row table:style-name="ro1" table:number-rows-repeated="65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2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21" table:default-cell-style-name="ce1"/>
        <table:table-column table:style-name="co34" table:default-cell-style-name="ce1"/>
        <table:table-column table:style-name="co19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YAT.exe / YATConsole.exe / No NUnit,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cal User Settings</text:p>
          </table:table-cell>
          <table:table-cell office:value-type="string">
            <text:p>Prepare</text:p>
          </table:table-cell>
          <table:table-cell table:style-name="ce4" office:value-type="string">
            <text:p>Ensure that previous Local User Settings are available</text:p>
          </table:table-cell>
          <table:table-cell/>
          <table:table-cell office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table:style-name="ce4"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 (Save As...)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 Workspac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 (Save As...)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w/.yat cmd line</text:p>
          </table:table-cell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.exe</text:p>
          </table:table-cell>
          <table:table-cell office:value-type="string">
            <text:p>Verify that help is shown in message bo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YATConsole.ex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s are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1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2<text:span text:style-name="T1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5">
          <table:table-cell table:number-columns-repeated="3"/>
          <table:table-cell office:value-type="string">
            <text:p>"Help &gt; About" &gt; Click slightly above the right end of the 3<text:span text:style-name="T1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current Instances in case of AutoSave</text:p>
          </table:table-cell>
          <table:table-cell office:value-type="string">
            <text:p>Precondition</text:p>
          </table:table-cell>
          <table:table-cell office:value-type="string">
            <text:p>LocalUserSettings.General.AutoOpenWorkspace = true</text:p>
          </table:table-cell>
          <table:table-cell/>
          <table:table-cell office:value-type="string">
            <text:p>This test initially was implemented as YAT.Model.Test.FileHandlingTest.TestConcurrentInstancesInCaseOfAutoSave() and..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General.AutoSaveWorkspace = true</text:p>
          </table:table-cell>
          <table:table-cell/>
          <table:table-cell office:value-type="string">
            <text:p>...YAT.Model.Test.FileHandlingTest.TestSequenceOfUseCases_6_through_9_()::UC9 with a third ma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LocalUserSettings.AutoWorkspace.FilePath = ""</text:p>
          </table:table-cell>
          <table:table-cell/>
          <table:table-cell office:value-type="string">
            <text:p>However, these tests cannot be done automatically due to limitations of running really concurrent instances out of a single NUnit test script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Step 1 :: Initial start and exit</text:p>
          </table:table-cell>
          <table:table-cell office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new terminal</text:p>
          </table:table-cell>
          <table:table-cell office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2 :: Subsequent and concurrent start with nested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3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>
            <text:p>Step 4 :: Subsequent and concurrent start with sequential exit</text:p>
          </table:table-cell>
          <table:table-cell office:value-type="string">
            <text:p>Subsequent start (instance #1)</text:p>
          </table:table-cell>
          <table:table-cell office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Concurrent start (instance #2)</text:p>
          </table:table-cell>
          <table:table-cell office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>
            <text:p>Step 5 :: Subsequent start and exit</text:p>
          </table:table-cell>
          <table:table-cell office:value-type="string">
            <text:p>Subsequent start</text:p>
          </table:table-cell>
          <table:table-cell office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 table:number-rows-repeated="6545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scale-to-X="1" style:scale-to-Y="1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7">27.11.2015</text:date>, <text:time>18:3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5DT15H35M58S</meta:editing-duration>
    <meta:editing-cycles>122</meta:editing-cycles>
    <meta:generator>OpenOffice/4.1.1$Win32 OpenOffice.org_project/411m6$Build-9775</meta:generator>
    <dc:date>2015-11-27T18:36:51.77</dc:date>
    <meta:print-date>2013-02-02T14:44:49.07</meta:print-date>
    <dc:creator>Matthias Kläy</dc:creator>
    <meta:document-statistic meta:table-count="10" meta:cell-count="864" meta:object-count="0"/>
    <meta:user-defined meta:name="Info 1"/>
    <meta:user-defined meta:name="Info 2"/>
    <meta:user-defined meta:name="Info 3"/>
    <meta:user-defined meta:name="Info 4"/>
  </office:meta>
</office:document-meta>
</file>